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6pt" style:font-size-asian="6pt" style:font-size-complex="6pt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25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6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/>
          <table:table-cell table:style-name="ce7"/>
          <table:table-cell table:style-name="ce12" office:value-type="string" calcext:value-type="string" table:number-columns-spanned="4" table:number-rows-spanned="1">
            <text:p>Mouse subspecies</text:p>
          </table:table-cell>
          <table:covered-table-cell table:style-name="ce23"/>
          <table:covered-table-cell table:style-name="ce7"/>
          <table:covered-table-cell table:style-name="ce23"/>
          <table:table-cell table:number-columns-repeated="1018"/>
        </table:table-row>
        <table:table-row table:style-name="ro1">
          <table:table-cell table:style-name="ce2"/>
          <table:table-cell table:style-name="Default"/>
          <table:table-cell table:style-name="ce5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63"/>
          <table:table-cell table:style-name="ce5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63"/>
          <table:table-cell table:number-columns-repeated="1018"/>
        </table:table-row>
        <table:table-row table:style-name="ro1">
          <table:table-cell table:style-name="ce47" office:value-type="string" calcext:value-type="string">
            <text:p>Mouse subspecies</text:p>
          </table:table-cell>
          <table:table-cell table:style-name="ce53" office:value-type="string" calcext:value-type="string">
            <text:p><text:span text:style-name="T1">Eimeria</text:span> specie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<text:span text:style-name="T1">Mus musculus domesticus </text:span>(Mmd)</text:p>
          </table:table-cell>
          <table:table-cell table:style-name="ce54" office:value-type="string" calcext:value-type="string">
            <text:p>Eimeria ferrisi</text:p>
          </table:table-cell>
          <table:table-cell table:style-name="ce18"/>
          <table:table-cell table:style-name="ce18" office:value-type="string" calcext:value-type="string">
            <text:p>est:0.02,</text:p>
            <text:p>Std.Error:0.02</text:p>
          </table:table-cell>
          <table:table-cell table:style-name="ce18" office:value-type="string" calcext:value-type="string">
            <text:p>est:-0.01,</text:p>
            <text:p>Std.Error:0.01</text:p>
          </table:table-cell>
          <table:table-cell table:style-name="ce26" office:value-type="string" calcext:value-type="string">
            <text:p>est:-0.11,</text:p>
            <text:p>Std.Error:0.03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20" office:value-type="string" calcext:value-type="string">
            <text:p>z value:1.02,</text:p>
            <text:p>Pr(&gt;|z|):0.72</text:p>
          </table:table-cell>
          <table:table-cell table:style-name="ce20"/>
          <table:table-cell table:style-name="ce20" office:value-type="string" calcext:value-type="string">
            <text:p>est:-0.03,</text:p>
            <text:p>Std.Error:0.02</text:p>
          </table:table-cell>
          <table:table-cell table:style-name="ce21" office:value-type="string" calcext:value-type="string">
            <text:p>est:-0.13,</text:p>
            <text:p>Std.Error:0.03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54" office:value-type="string" calcext:value-type="string">
            <text:p>Eimeria ferrisi</text:p>
          </table:table-cell>
          <table:table-cell table:style-name="ce18" office:value-type="string" calcext:value-type="string">
            <text:p>z value:-0.76,</text:p>
            <text:p>Pr(&gt;|z|):0.87</text:p>
          </table:table-cell>
          <table:table-cell table:style-name="ce18" office:value-type="string" calcext:value-type="string">
            <text:p>z value:-1.55,</text:p>
            <text:p>Pr(&gt;|z|):0.4</text:p>
          </table:table-cell>
          <table:table-cell table:style-name="ce18"/>
          <table:table-cell table:style-name="ce26" office:value-type="string" calcext:value-type="string">
            <text:p>est:-0.1,</text:p>
            <text:p>Std.Error:0.03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21" office:value-type="string" calcext:value-type="string">
            <text:p>z value:-4.19,</text:p>
            <text:p>Pr(&gt;|z|):&lt; 0.001</text:p>
          </table:table-cell>
          <table:table-cell table:style-name="ce21" office:value-type="string" calcext:value-type="string">
            <text:p>z value:-4.37,</text:p>
            <text:p>Pr(&gt;|z|):&lt; 0.001</text:p>
          </table:table-cell>
          <table:table-cell table:style-name="ce21" office:value-type="string" calcext:value-type="string">
            <text:p>z value:-3.79,</text:p>
            <text:p>Pr(&gt;|z|):&lt; 0.01</text:p>
          </table:table-cell>
          <table:table-cell table:style-name="ce2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11"/>
          <table:table-cell table:style-name="Default" table:number-columns-repeated="4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11"/>
          <table:table-cell table:style-name="ce22" table:number-columns-repeated="4"/>
          <table:table-cell table:style-name="ce11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25"/>
          <table:table-cell table:style-name="ce11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25" table:number-columns-repeated="3"/>
          <table:table-cell table:style-name="ce11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27" table:number-columns-spanned="3" table:number-rows-spanned="1"/>
          <table:covered-table-cell table:number-columns-repeated="2" table:style-name="ce1"/>
          <table:table-cell table:style-name="ce27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1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1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6:36:50.318748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1T16:38:34.069478985</dc:date>
    <meta:editing-duration>PT31M2S</meta:editing-duration>
    <meta:editing-cycles>7</meta:editing-cycles>
    <meta:generator>LibreOffice/6.1.5.2$Linux_X86_64 LibreOffice_project/10$Build-2</meta:generator>
    <meta:document-statistic meta:table-count="1" meta:cell-count="27" meta:object-count="0"/>
  </office:meta>
</office:document-meta>
</file>